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600000298DD3533A1.png" manifest:media-type=""/>
  <manifest:file-entry manifest:full-path="Pictures/10000000000003A60000026A62F7BCBC.png" manifest:media-type=""/>
  <manifest:file-entry manifest:full-path="Pictures/10000000000003630000038CC8019F51.png" manifest:media-type=""/>
  <manifest:file-entry manifest:full-path="Pictures/1000000000000363000003BA59DE6937.png" manifest:media-type=""/>
  <manifest:file-entry manifest:full-path="Pictures/10000000000003630000036F22D58F2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bitmap" draw:fill-image-name="Iwamoto-Figure1" draw:fill-image-width="0cm" draw:fill-image-height="0cm" style:repeat="no-repeat"/>
    </style:style>
    <style:style style:name="dp2" style:family="drawing-page">
      <style:drawing-page-properties draw:fill="bitmap" draw:fill-image-name="Iwamoto-Figure2" draw:fill-image-width="0cm" draw:fill-image-height="0cm" style:repeat="no-repeat"/>
    </style:style>
    <style:style style:name="dp3" style:family="drawing-page">
      <style:drawing-page-properties draw:fill="bitmap" draw:fill-image-name="Iwamoto-Figure3" draw:fill-image-width="0cm" draw:fill-image-height="0cm" style:repeat="no-repeat"/>
    </style:style>
    <style:style style:name="dp4" style:family="drawing-page">
      <style:drawing-page-properties draw:fill="bitmap" draw:fill-image-name="Iwamoto-Figure4" draw:fill-image-width="0cm" draw:fill-image-height="0cm" style:repeat="no-repeat"/>
    </style:style>
    <style:style style:name="dp5" style:family="drawing-page">
      <style:drawing-page-properties draw:fill="bitmap" draw:fill-image-name="Iwamoto-Figure5" draw:fill-image-width="0cm" draw:fill-image-height="0cm" style:repeat="no-repeat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131cm" fo:min-width="0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0.135cm"/>
    </style:style>
    <style:style style:name="gr3" style:family="graphic" style:parent-style-name="objectwithoutfill">
      <style:graphic-properties draw:fill="none" draw:fill-image-width="0cm" draw:fill-image-height="0cm" draw:textarea-vertical-align="middle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004cm" fo:min-width="10.041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512cm" fo:min-width="10.041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512cm" fo:min-width="0cm"/>
    </style:style>
    <style:style style:name="gr8" style:family="graphic" style:parent-style-name="standard">
      <style:graphic-properties draw:fill="bitmap" draw:fill-image-name="Iwamoto-Figure1" draw:fill-image-width="0cm" draw:fill-image-height="0cm" draw:textarea-vertical-align="middle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228cm" fo:min-width="8.089cm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512cm" fo:min-width="7.454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258cm" fo:min-width="4.997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3.524cm"/>
    </style:style>
    <style:style style:name="gr1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39cm" fo:min-width="4.176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4.58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29cm" fo:min-width="3.156cm"/>
    </style:style>
    <style:style style:name="gr1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568cm" fo:min-width="5.116cm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9.66cm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3.994cm"/>
    </style:style>
    <style:style style:name="gr2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02cm" fo:min-width="3.359cm"/>
    </style:style>
    <style:style style:name="gr2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7.481cm"/>
    </style:style>
    <style:style style:name="gr2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0cm"/>
    </style:style>
    <style:style style:name="gr23" style:family="graphic" style:parent-style-name="standard">
      <style:graphic-properties svg:stroke-width="0.203cm" svg:stroke-color="#ff0000" draw:fill="none" draw:textarea-horizontal-align="justify" draw:textarea-vertical-align="middle" draw:auto-grow-height="false" fo:padding-top="0.226cm" fo:padding-bottom="0.226cm" fo:padding-left="0.351cm" fo:padding-right="0.351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5.049cm" svg:height="0.725cm" svg:x="5.889cm" svg:y="1.3cm">
          <draw:text-box>
            <text:p><text:span text:style-name="T1">None &gt;&gt; CycD(c), k1 #1</text:span></text:p>
          </draw:text-box>
        </draw:frame>
        <draw:frame draw:style-name="gr2" draw:text-style-name="P1" xml:id="id2" draw:id="id2" draw:layer="layout" svg:width="5.16cm" svg:height="0.725cm" svg:x="13.128cm" svg:y="1.464cm">
          <draw:text-box>
            <text:p><text:span text:style-name="T1">CycD(c) &gt;&gt; None, k2 #2</text:span></text:p>
          </draw:text-box>
        </draw:frame>
        <draw:connector draw:style-name="gr3" draw:text-style-name="P2" draw:layer="layout" draw:type="line" svg:x1="8.413cm" svg:y1="2.025cm" svg:x2="8.889cm" svg:y2="3.02cm" draw:start-shape="id1" draw:start-glue-point="2" svg:d="m8413 2025 476 995">
          <text:p/>
        </draw:connector>
        <draw:connector draw:style-name="gr3" draw:text-style-name="P2" draw:layer="layout" draw:type="line" svg:x1="13.128cm" svg:y1="1.826cm" svg:x2="12.329cm" svg:y2="2.967cm" draw:start-shape="id2" draw:start-glue-point="3" svg:d="m13128 1826-799 1141">
          <text:p/>
        </draw:connector>
        <draw:frame draw:style-name="gr4" draw:text-style-name="P1" xml:id="id3" draw:id="id3" draw:layer="layout" svg:width="7.192cm" svg:height="1.199cm" svg:x="1.444cm" svg:y="4.953cm">
          <draw:text-box>
            <text:p><text:span text:style-name="T1">CycD(c) + CDK46(pbc) &lt;&gt; </text:span></text:p>
            <text:p><text:span text:style-name="T1">CycD(C) % CDK46(PbC), k4, k3 #3</text:span></text:p>
          </draw:text-box>
        </draw:frame>
        <draw:connector draw:style-name="gr3" draw:text-style-name="P2" draw:layer="layout" draw:type="line" svg:x1="8.636cm" svg:y1="5.552cm" svg:x2="11.262cm" svg:y2="5.681cm" draw:start-shape="id3" draw:start-glue-point="1" svg:d="m8636 5552 2626 129">
          <text:p/>
        </draw:connector>
        <draw:frame draw:style-name="gr5" draw:text-style-name="P1" xml:id="id4" draw:id="id4" draw:layer="layout" svg:width="9.859cm" svg:height="0.762cm" svg:x="2.841cm" svg:y="8.031cm">
          <draw:text-box>
            <text:p><text:span text:style-name="T1">CycD(C) % CDK46(PbC) &gt;&gt; CDK46(pbc), k13 #4</text:span></text:p>
          </draw:text-box>
        </draw:frame>
        <draw:connector draw:style-name="gr3" draw:text-style-name="P2" draw:layer="layout" draw:type="line" svg:x1="12.7cm" svg:y1="8.412cm" svg:x2="12.673cm" svg:y2="7.121cm" draw:start-shape="id4" draw:start-glue-point="1" svg:d="m12700 8412-27-1291">
          <text:p/>
        </draw:connector>
        <draw:frame draw:style-name="gr6" draw:text-style-name="P1" xml:id="id7" draw:id="id7" draw:layer="layout" svg:width="5.197cm" svg:height="0.725cm" svg:x="26.543cm" svg:y="5.752cm">
          <draw:text-box>
            <text:p><text:span text:style-name="T1">None &gt;&gt; p16(b), k40 #11</text:span></text:p>
          </draw:text-box>
        </draw:frame>
        <draw:frame draw:style-name="gr1" draw:text-style-name="P1" xml:id="id6" draw:id="id6" draw:layer="layout" svg:width="5.273cm" svg:height="0.725cm" svg:x="27.733cm" svg:y="1.935cm">
          <draw:text-box>
            <text:p><text:span text:style-name="T1">P16(b) &gt;&gt; None, k43 #13</text:span></text:p>
          </draw:text-box>
        </draw:frame>
        <draw:frame draw:style-name="gr7" draw:text-style-name="P1" xml:id="id5" draw:id="id5" draw:layer="layout" svg:width="10.459cm" svg:height="0.762cm" svg:x="18.125cm" svg:y="0.381cm">
          <draw:text-box>
            <text:p><text:span text:style-name="T1">P16(b) + CycD(C) % CDK46(PbC) &gt;&gt; None, k44 #14</text:span></text:p>
          </draw:text-box>
        </draw:frame>
        <draw:connector draw:style-name="gr3" draw:text-style-name="P2" draw:layer="layout" draw:type="line" svg:x1="23.354cm" svg:y1="1.143cm" svg:x2="22.698cm" svg:y2="2.417cm" draw:start-shape="id5" draw:start-glue-point="2" svg:d="m23354 1143-656 1274">
          <text:p/>
        </draw:connector>
        <draw:connector draw:style-name="gr8" draw:text-style-name="P2" draw:layer="layout" svg:x1="30.369cm" svg:y1="2.66cm" svg:x2="27.343cm" svg:y2="4.181cm" draw:start-shape="id6" draw:start-glue-point="2" svg:d="m30369 2660v1011h-3026v510">
          <text:p/>
        </draw:connector>
        <draw:connector draw:style-name="gr3" draw:text-style-name="P2" draw:layer="layout" draw:type="line" svg:x1="26.543cm" svg:y1="6.114cm" svg:x2="23.874cm" svg:y2="4.181cm" draw:start-shape="id7" draw:start-glue-point="3" svg:d="m26543 6114-2669-1933">
          <text:p/>
        </draw:connector>
        <draw:frame draw:style-name="gr9" draw:text-style-name="P1" xml:id="id8" draw:id="id8" draw:layer="layout" svg:width="9.578cm" svg:height="1.199cm" svg:x="21.51cm" svg:y="10.571cm">
          <draw:text-box>
            <text:p><text:span text:style-name="T1">CycD(C) % CDK46(PbC) + p27(b) &lt;&gt; </text:span></text:p>
            <text:p><text:span text:style-name="T1">CycD(C) % CDK46(PBC) % p27(B), k20, k21 #5</text:span></text:p>
          </draw:text-box>
        </draw:frame>
        <draw:connector draw:style-name="gr3" draw:text-style-name="P2" draw:layer="layout" draw:type="line" svg:x1="21.51cm" svg:y1="11.17cm" svg:x2="20.875cm" svg:y2="9.326cm" draw:start-shape="id8" draw:start-glue-point="3" svg:d="m21510 11170-635-1844">
          <text:p/>
        </draw:connector>
        <draw:frame draw:style-name="gr1" draw:text-style-name="P1" xml:id="id9" draw:id="id9" draw:layer="layout" svg:width="5.226cm" svg:height="0.725cm" svg:x="9.489cm" svg:y="9.174cm">
          <draw:text-box>
            <text:p><text:span text:style-name="T1">None &gt;&gt; p27(b), k34 #10</text:span></text:p>
          </draw:text-box>
        </draw:frame>
        <draw:connector draw:style-name="gr3" draw:text-style-name="P2" draw:layer="layout" draw:type="line" svg:x1="14.715cm" svg:y1="9.536cm" svg:x2="16.377cm" svg:y2="9.237cm" draw:start-shape="id9" draw:start-glue-point="1" svg:d="m14715 9536 1662-299">
          <text:p/>
        </draw:connector>
        <draw:frame draw:style-name="gr10" draw:text-style-name="P1" xml:id="id10" draw:id="id10" draw:layer="layout" svg:width="9.32cm" svg:height="1.199cm" svg:x="22.018cm" svg:y="17.81cm">
          <draw:text-box>
            <text:p><text:span text:style-name="T1">CycE(C) % CDK2(PbC) + p27(b) &lt;&gt; </text:span></text:p>
            <text:p><text:span text:style-name="T1">CycE(C) % CDK2(PBC) % p27(B), k35, k25 #7</text:span></text:p>
          </draw:text-box>
        </draw:frame>
        <draw:connector draw:style-name="gr3" draw:text-style-name="P2" draw:layer="layout" draw:type="line" svg:x1="22.018cm" svg:y1="18.409cm" svg:x2="20.434cm" svg:y2="17.351cm" draw:start-shape="id10" draw:start-glue-point="3" svg:d="m22018 18409-1584-1058">
          <text:p/>
        </draw:connector>
        <draw:frame draw:style-name="gr1" draw:text-style-name="P1" xml:id="id11" draw:id="id11" draw:layer="layout" svg:width="9.32cm" svg:height="1.199cm" svg:x="1.991cm" svg:y="17.724cm">
          <draw:text-box>
            <text:p><text:span text:style-name="T1">CycA(C) % CDK2(PbC) + p27(b) &lt;&gt; </text:span></text:p>
            <text:p><text:span text:style-name="T1">CycA(C) % CDK2(PBC) % p27(B), k36, k31 #9</text:span></text:p>
          </draw:text-box>
        </draw:frame>
        <draw:connector draw:style-name="gr3" draw:text-style-name="P2" draw:layer="layout" draw:type="line" svg:x1="11.311cm" svg:y1="18.323cm" svg:x2="12.35cm" svg:y2="17.145cm" draw:start-shape="id11" draw:start-glue-point="1" svg:d="m11311 18323 1039-1178">
          <text:p/>
        </draw:connector>
        <draw:frame draw:style-name="gr11" draw:text-style-name="P1" xml:id="id13" draw:id="id13" draw:layer="layout" svg:width="7.072cm" svg:height="1.199cm" svg:x="2.159cm" svg:y="12.517cm">
          <draw:text-box>
            <text:p><text:span text:style-name="T1">CycA(C) % CDK2(PbC) + p27(b) </text:span></text:p>
            <text:p><text:span text:style-name="T1">&gt;&gt; CycA(C) % CDK2(PbC), k30 #8</text:span></text:p>
          </draw:text-box>
        </draw:frame>
        <draw:frame draw:style-name="gr6" draw:text-style-name="P1" xml:id="id12" draw:id="id12" draw:layer="layout" svg:width="7.284cm" svg:height="0.725cm" svg:x="26.435cm" svg:y="6.858cm">
          <draw:text-box>
            <text:p><text:span text:style-name="T1">p16(b) + Rb(bp) &gt;&gt; Rb(bp), k41 #12</text:span></text:p>
          </draw:text-box>
        </draw:frame>
        <draw:connector draw:style-name="gr12" draw:text-style-name="P2" draw:layer="layout" draw:type="line" svg:x1="26.435cm" svg:y1="7.22cm" svg:x2="23.515cm" svg:y2="5.06cm" draw:start-shape="id12" draw:start-glue-point="3" svg:d="m26435 7220-2920-2160">
          <text:p/>
        </draw:connector>
        <draw:connector draw:style-name="gr12" draw:text-style-name="P2" draw:layer="layout" draw:type="line" svg:x1="9.231cm" svg:y1="13.116cm" svg:x2="10.947cm" svg:y2="13.395cm" draw:start-shape="id13" draw:start-glue-point="1" svg:d="m9231 13116 1716 279">
          <text:p/>
        </draw:connector>
        <draw:frame draw:style-name="gr11" draw:text-style-name="P1" xml:id="id14" draw:id="id14" draw:layer="layout" svg:width="7.072cm" svg:height="1.199cm" svg:x="24.576cm" svg:y="12.573cm">
          <draw:text-box>
            <text:p><text:span text:style-name="T1">CycE(C) % CDK2(PbC) + p27(b) </text:span></text:p>
            <text:p><text:span text:style-name="T1">&gt;&gt; CycE(C) % CDK2(PbC), k24 #6</text:span></text:p>
          </draw:text-box>
        </draw:frame>
        <draw:connector draw:style-name="gr12" draw:text-style-name="P2" draw:layer="layout" draw:type="line" svg:x1="24.576cm" svg:y1="13.172cm" svg:x2="21.861cm" svg:y2="13.362cm" draw:start-shape="id14" draw:start-glue-point="3" svg:d="m24576 13172-2715 190">
          <text:p/>
        </draw:connector>
      </draw:page>
      <draw:page draw:name="page2" draw:style-name="dp2" draw:master-page-name="Default">
        <draw:connector draw:style-name="gr3" draw:text-style-name="P2" draw:layer="layout" draw:type="line" svg:x1="7.756cm" svg:y1="10.649cm" svg:x2="10.23cm" svg:y2="10.015cm" draw:start-shape="id15" draw:start-glue-point="1" svg:d="m7756 10649 2474-634">
          <text:p/>
        </draw:connector>
        <draw:frame draw:style-name="gr6" draw:text-style-name="P1" xml:id="id16" draw:id="id16" draw:layer="layout" svg:width="5.265cm" svg:height="0.725cm" svg:x="5.771cm" svg:y="6.846cm">
          <draw:text-box>
            <text:p><text:span text:style-name="T1">CycE(c) &gt;&gt; None, k6 #16</text:span></text:p>
          </draw:text-box>
        </draw:frame>
        <draw:connector draw:style-name="gr3" draw:text-style-name="P2" draw:layer="layout" draw:type="line" svg:x1="8.403cm" svg:y1="7.571cm" svg:x2="8.458cm" svg:y2="8.56cm" draw:start-shape="id16" draw:start-glue-point="2" svg:d="m8403 7571 55 989">
          <text:p/>
        </draw:connector>
        <draw:frame draw:style-name="gr6" draw:text-style-name="P1" xml:id="id17" draw:id="id17" draw:layer="layout" svg:width="11.911cm" svg:height="0.725cm" svg:x="1.896cm" svg:y="5.359cm">
          <draw:text-box>
            <text:p><text:span text:style-name="T1">CycE(c) + CDK2(pbc) &lt;&gt; CycE(C) % CDK2(pbC), k7, k8 #17</text:span></text:p>
          </draw:text-box>
        </draw:frame>
        <draw:connector draw:style-name="gr3" draw:text-style-name="P2" draw:layer="layout" draw:type="line" svg:x1="13.807cm" svg:y1="5.721cm" svg:x2="13.67cm" svg:y2="6.47cm" draw:start-shape="id17" draw:start-glue-point="1" svg:d="m13807 5721-137 749">
          <text:p/>
        </draw:connector>
        <draw:frame draw:style-name="gr13" draw:text-style-name="P1" xml:id="id18" draw:id="id18" draw:layer="layout" svg:width="5.294cm" svg:height="1.199cm" svg:x="17.811cm" svg:y="8.624cm">
          <draw:text-box>
            <text:p><text:span text:style-name="T1">CycE(C) % CDK2(pbC) &gt;&gt; CDK2(pbc), k16 #23</text:span></text:p>
          </draw:text-box>
        </draw:frame>
        <draw:connector draw:style-name="gr3" draw:text-style-name="P2" draw:layer="layout" draw:type="line" svg:x1="20.458cm" svg:y1="8.624cm" svg:x2="16.475cm" svg:y2="6.814cm" draw:start-shape="id18" draw:start-glue-point="0" svg:d="m20458 8624-3983-1810">
          <text:p/>
        </draw:connector>
        <draw:connector draw:style-name="gr3" draw:text-style-name="P2" draw:layer="layout" draw:type="line" svg:x1="16.583cm" svg:y1="2.509cm" svg:x2="17.348cm" svg:y2="3.083cm" svg:d="m16583 2509 765 574">
          <text:p/>
        </draw:connector>
        <draw:frame draw:style-name="gr6" draw:text-style-name="P1" xml:id="id19" draw:id="id19" draw:layer="layout" svg:width="11.826cm" svg:height="0.725cm" svg:x="5.693cm" svg:y="1.041cm">
          <draw:text-box>
            <text:p><text:span text:style-name="T1">CycE(C) % CDK2(PbC) &gt;&gt; CycE(C) % CDK2(pbC), k23 #26</text:span></text:p>
          </draw:text-box>
        </draw:frame>
        <draw:connector draw:style-name="gr3" draw:text-style-name="P2" draw:layer="layout" draw:type="line" svg:x1="17.519cm" svg:y1="1.403cm" svg:x2="18.935cm" svg:y2="5.623cm" draw:start-shape="id19" draw:start-glue-point="1" svg:d="m17519 1403 1416 4220">
          <text:p/>
        </draw:connector>
        <draw:frame draw:style-name="gr6" draw:text-style-name="P1" xml:id="id20" draw:id="id20" draw:layer="layout" svg:width="9.993cm" svg:height="1.199cm" svg:x="24.931cm" svg:y="3.627cm">
          <draw:text-box>
            <text:p><text:span text:style-name="T1">CycE(C) % CDK2(PbC) + CycE(C) % CDK2(PbC) </text:span></text:p>
            <text:p><text:span text:style-name="T1">&gt;&gt; CycE(C) % CDK2(PbC) + CDK2(pbc), k17 #24</text:span></text:p>
          </draw:text-box>
        </draw:frame>
        <draw:connector draw:style-name="gr3" draw:text-style-name="P2" draw:layer="layout" draw:type="line" svg:x1="29.927cm" svg:y1="4.826cm" svg:x2="26.264cm" svg:y2="8.005cm" draw:start-shape="id20" draw:start-glue-point="2" svg:d="m29927 4826-3663 3179">
          <text:p/>
        </draw:connector>
        <draw:frame draw:style-name="gr14" draw:text-style-name="P1" xml:id="id28" draw:id="id28" draw:layer="layout" svg:width="5.334cm" svg:height="1.199cm" svg:x="8.246cm" svg:y="13.45cm">
          <draw:text-box>
            <text:p><text:span text:style-name="T1">CycA(C) % CDK2(PbC) &gt;&gt; CDK2(pbc), k14 #21</text:span></text:p>
          </draw:text-box>
        </draw:frame>
        <draw:frame draw:style-name="gr15" draw:text-style-name="P1" xml:id="id27" draw:id="id27" draw:layer="layout" svg:width="7.546cm" svg:height="1.199cm" svg:x="26.528cm" svg:y="11.176cm">
          <draw:text-box>
            <text:p><text:span text:style-name="T1">CycA(c) + CDK2(pbc) &lt;&gt; </text:span></text:p>
            <text:p><text:span text:style-name="T1">CycA(C) % CDK2(pbC), k11, k12 #20</text:span></text:p>
          </draw:text-box>
        </draw:frame>
        <draw:frame draw:style-name="gr16" draw:text-style-name="P1" xml:id="id26" draw:id="id26" draw:layer="layout" svg:width="6.74cm" svg:height="1.199cm" svg:x="15.104cm" svg:y="15.24cm">
          <draw:text-box>
            <text:p><text:span text:style-name="T1">CycA(C) % CDK2(PbC) &gt;&gt; CycA(C) % CDK2(pbC), k29 #28</text:span></text:p>
          </draw:text-box>
        </draw:frame>
        <draw:frame draw:style-name="gr17" draw:text-style-name="P1" xml:id="id25" draw:id="id25" draw:layer="layout" svg:width="5.235cm" svg:height="1.199cm" svg:x="22.315cm" svg:y="13.196cm">
          <draw:text-box>
            <text:p><text:span text:style-name="T1">CycA(C) % CDK2(pbC) &gt;&gt; CDK2(pbc), k15 #22</text:span></text:p>
          </draw:text-box>
        </draw:frame>
        <draw:frame draw:style-name="gr6" draw:text-style-name="P1" xml:id="id24" draw:id="id24" draw:layer="layout" svg:width="5.502cm" svg:height="0.725cm" svg:x="29.201cm" svg:y="15.99cm">
          <draw:text-box>
            <text:p><text:span text:style-name="T1">CycA(c) &gt;&gt; None, k10 #19</text:span></text:p>
          </draw:text-box>
        </draw:frame>
        <draw:frame draw:style-name="gr6" draw:text-style-name="P1" xml:id="id23" draw:id="id23" draw:layer="layout" svg:width="5.857cm" svg:height="0.725cm" svg:x="29.201cm" svg:y="20.091cm">
          <draw:text-box>
            <text:p><text:span text:style-name="T1">X() &gt;&gt; X() + CycA(c), k9 #18</text:span></text:p>
          </draw:text-box>
        </draw:frame>
        <draw:frame draw:style-name="gr6" draw:text-style-name="P1" xml:id="id22" draw:id="id22" draw:layer="layout" svg:width="4.562cm" svg:height="0.725cm" svg:x="20.008cm" svg:y="18.657cm">
          <draw:text-box>
            <text:p><text:span text:style-name="T1">X() &gt;&gt; None, k69 #30</text:span></text:p>
          </draw:text-box>
        </draw:frame>
        <draw:frame draw:style-name="gr6" draw:text-style-name="P1" xml:id="id21" draw:id="id21" draw:layer="layout" svg:width="6.619cm" svg:height="0.725cm" svg:x="10.668cm" svg:y="23.495cm">
          <draw:text-box>
            <text:p><text:span text:style-name="T1">E2F(b) &gt;&gt; E2F(b) + X(), k68 #29</text:span></text:p>
          </draw:text-box>
        </draw:frame>
        <draw:connector draw:style-name="gr3" draw:text-style-name="P2" draw:layer="layout" draw:type="line" svg:x1="13.977cm" svg:y1="23.495cm" svg:x2="16.343cm" svg:y2="20.572cm" draw:start-shape="id21" draw:start-glue-point="0" svg:d="m13977 23495 2366-2923">
          <text:p/>
        </draw:connector>
        <draw:connector draw:style-name="gr3" draw:text-style-name="P2" draw:layer="layout" draw:type="line" svg:x1="22.289cm" svg:y1="19.382cm" svg:x2="20.47cm" svg:y2="20.519cm" draw:start-shape="id22" draw:start-glue-point="2" svg:d="m22289 19382-1819 1137">
          <text:p/>
        </draw:connector>
        <draw:connector draw:style-name="gr3" draw:text-style-name="P2" draw:layer="layout" draw:type="line" svg:x1="29.201cm" svg:y1="20.453cm" svg:x2="28.09cm" svg:y2="20.387cm" draw:start-shape="id23" draw:start-glue-point="3" svg:d="m29201 20453-1111-66">
          <text:p/>
        </draw:connector>
        <draw:connector draw:style-name="gr3" draw:text-style-name="P2" draw:layer="layout" draw:type="line" svg:x1="29.201cm" svg:y1="16.352cm" svg:x2="28.117cm" svg:y2="16.233cm" draw:start-shape="id24" draw:start-glue-point="3" svg:d="m29201 16352-1084-119">
          <text:p/>
        </draw:connector>
        <draw:connector draw:style-name="gr3" draw:text-style-name="P2" draw:layer="layout" draw:type="line" svg:x1="22.315cm" svg:y1="13.795cm" svg:x2="20.814cm" svg:y2="12.899cm" draw:start-shape="id25" draw:start-glue-point="3" svg:d="m22315 13795-1501-896">
          <text:p/>
        </draw:connector>
        <draw:connector draw:style-name="gr3" draw:text-style-name="P2" draw:layer="layout" draw:type="line" svg:x1="18.474cm" svg:y1="15.24cm" svg:x2="17.295cm" svg:y2="13.72cm" draw:start-shape="id26" draw:start-glue-point="0" svg:d="m18474 15240-1179-1520">
          <text:p/>
        </draw:connector>
        <draw:connector draw:style-name="gr3" draw:text-style-name="P2" draw:layer="layout" draw:type="line" svg:x1="26.528cm" svg:y1="11.775cm" svg:x2="24.2cm" svg:y2="12.212cm" draw:start-shape="id27" draw:start-glue-point="3" svg:d="m26528 11775-2328 437">
          <text:p/>
        </draw:connector>
        <draw:connector draw:style-name="gr3" draw:text-style-name="P2" draw:layer="layout" draw:type="line" svg:x1="13.58cm" svg:y1="14.049cm" svg:x2="14.12cm" svg:y2="13.879cm" draw:start-shape="id28" draw:start-glue-point="1" svg:d="m13580 14049 540-170">
          <text:p/>
        </draw:connector>
        <draw:frame draw:style-name="gr6" draw:text-style-name="P1" xml:id="id15" draw:id="id15" draw:layer="layout" svg:width="7.322cm" svg:height="0.725cm" svg:x="0.434cm" svg:y="10.287cm">
          <draw:text-box>
            <text:p><text:span text:style-name="T1">E2F(b) &gt;&gt; E2F(b) + CycE(c), k5 #15</text:span></text:p>
          </draw:text-box>
        </draw:frame>
        <draw:frame draw:style-name="gr18" draw:text-style-name="P1" xml:id="id29" draw:id="id29" draw:layer="layout" svg:width="11.627cm" svg:height="1.199cm" svg:x="23.874cm" svg:y="1.397cm">
          <draw:text-box>
            <text:p><text:span text:style-name="T1">CycE(C) % CDK2(PbC) + CycE(C) % CDK2(pbC) &gt;&gt; </text:span></text:p>
            <text:p><text:span text:style-name="T1">CycE(C) % CDK2(PbC) + CycE(C) % CDK2(PbC), k22 #25</text:span></text:p>
          </draw:text-box>
        </draw:frame>
        <draw:connector draw:style-name="gr12" draw:text-style-name="P2" draw:layer="layout" draw:type="line" svg:x1="23.874cm" svg:y1="1.996cm" svg:x2="20.34cm" svg:y2="4.531cm" draw:start-shape="id29" draw:start-glue-point="3" svg:d="m23874 1996-3534 2535">
          <text:p/>
        </draw:connector>
        <draw:frame draw:style-name="gr6" draw:text-style-name="P1" xml:id="id30" draw:id="id30" draw:layer="layout" svg:width="11.627cm" svg:height="1.199cm" svg:x="3.556cm" svg:y="18.288cm">
          <draw:text-box>
            <text:p><text:span text:style-name="T1">CycA(C) % CDK2(pbC) + CycA(C) % CDK2(PbC) &gt;&gt; </text:span></text:p>
            <text:p><text:span text:style-name="T1">CycA(C) % CDK2(PbC) + CycA(C) % CDK2(PbC), k28 #27</text:span></text:p>
          </draw:text-box>
        </draw:frame>
        <draw:connector draw:style-name="gr12" draw:text-style-name="P2" draw:layer="layout" draw:type="line" svg:x1="15.183cm" svg:y1="18.887cm" svg:x2="17.925cm" svg:y2="16.934cm" draw:start-shape="id30" draw:start-glue-point="1" svg:d="m15183 18887 2742-1953">
          <text:p/>
        </draw:connector>
      </draw:page>
      <draw:page draw:name="page3" draw:style-name="dp3" draw:master-page-name="Default">
        <draw:frame draw:style-name="gr6" draw:text-style-name="P1" xml:id="id31" draw:id="id31" draw:layer="layout" svg:width="5.552cm" svg:height="1.199cm" svg:x="0.933cm" svg:y="14.295cm">
          <draw:text-box>
            <text:p><text:span text:style-name="T1">E2F(b) + Rb(bp) &gt;&gt; </text:span></text:p>
            <text:p><text:span text:style-name="T1">E2F(B) % Rb(Bp), k45 #31</text:span></text:p>
          </draw:text-box>
        </draw:frame>
        <draw:connector draw:style-name="gr12" draw:text-style-name="P2" draw:layer="layout" draw:type="line" svg:x1="6.485cm" svg:y1="14.894cm" svg:x2="8.116cm" svg:y2="14.132cm" draw:start-shape="id31" draw:start-glue-point="1" svg:d="m6485 14894 1631-762">
          <text:p/>
        </draw:connector>
        <draw:frame draw:style-name="gr6" draw:text-style-name="P1" xml:id="id32" draw:id="id32" draw:layer="layout" svg:width="5.62cm" svg:height="0.725cm" svg:x="15.279cm" svg:y="16.54cm">
          <draw:text-box>
            <text:p><text:span text:style-name="T1">Rb(Pb) &gt;&gt; Rb(pb), k55 #41</text:span></text:p>
          </draw:text-box>
        </draw:frame>
        <draw:connector draw:style-name="gr12" draw:text-style-name="P2" draw:layer="layout" draw:type="line" svg:x1="18.089cm" svg:y1="16.54cm" svg:x2="17.562cm" svg:y2="15.006cm" draw:start-shape="id32" draw:start-glue-point="0" svg:d="m18089 16540-527-1534">
          <text:p/>
        </draw:connector>
        <draw:frame draw:style-name="gr6" draw:text-style-name="P1" xml:id="id33" draw:id="id33" draw:layer="layout" svg:width="5.294cm" svg:height="0.725cm" svg:x="8.783cm" svg:y="16.032cm">
          <draw:text-box>
            <text:p><text:span text:style-name="T1">Rb(pb) &gt;&gt; None, k57 #43</text:span></text:p>
          </draw:text-box>
        </draw:frame>
        <draw:connector draw:style-name="gr12" draw:text-style-name="P2" draw:layer="layout" draw:type="line" svg:x1="14.077cm" svg:y1="16.394cm" svg:x2="13.541cm" svg:y2="16.381cm" draw:start-shape="id33" draw:start-glue-point="1" svg:d="m14077 16394-536-13">
          <text:p/>
        </draw:connector>
        <draw:frame draw:style-name="gr15" draw:text-style-name="P1" xml:id="id34" draw:id="id34" draw:layer="layout" svg:width="7.356cm" svg:height="2.147cm" svg:x="0.205cm" svg:y="6.35cm">
          <draw:text-box>
            <text:p><text:span text:style-name="T1">CycD(C) % CDK46(PBC) % </text:span></text:p>
            <text:p><text:span text:style-name="T1">p27(B) + Rb(pB) % E2F(B) &gt;&gt; </text:span></text:p>
            <text:p><text:span text:style-name="T1">CycD(C) % CDK46(PBC) % </text:span></text:p>
            <text:p><text:span text:style-name="T1">p27(B) + Rb(PB) % E2F(B), k47 #33</text:span></text:p>
          </draw:text-box>
        </draw:frame>
        <draw:connector draw:style-name="gr12" draw:text-style-name="P2" draw:layer="layout" draw:type="line" svg:x1="7.561cm" svg:y1="7.423cm" svg:x2="10.186cm" svg:y2="6.813cm" draw:start-shape="id34" draw:start-glue-point="1" svg:d="m7561 7423 2625-610">
          <text:p/>
        </draw:connector>
        <draw:frame draw:style-name="gr19" draw:text-style-name="P1" xml:id="id35" draw:id="id35" draw:layer="layout" svg:width="6.082cm" svg:height="2.147cm" svg:x="1.016cm" svg:y="3.822cm">
          <draw:text-box>
            <text:p><text:span text:style-name="T1">CycD(C) % CDK46(PbC)</text:span></text:p>
            <text:p><text:span text:style-name="T1">+ Rb(pB) % E2F(B) &gt;&gt; </text:span></text:p>
            <text:p><text:span text:style-name="T1">CycD(C) % CDK46(PbC) </text:span></text:p>
            <text:p><text:span text:style-name="T1"><text:s/></text:span><text:span text:style-name="T1">+ Rb(PB) % E2F(B), k46 #32</text:span></text:p>
          </draw:text-box>
        </draw:frame>
        <draw:connector draw:style-name="gr12" draw:text-style-name="P2" draw:layer="layout" draw:type="line" svg:x1="7.098cm" svg:y1="4.895cm" svg:x2="12.634cm" svg:y2="4.432cm" draw:start-shape="id35" draw:start-glue-point="1" svg:d="m7098 4895 5536-463">
          <text:p/>
        </draw:connector>
        <draw:frame draw:style-name="gr15" draw:text-style-name="P1" xml:id="id36" draw:id="id36" draw:layer="layout" svg:width="7.356cm" svg:height="2.147cm" svg:x="20.32cm" svg:y="0.393cm">
          <draw:text-box>
            <text:p><text:span text:style-name="T1">CycD(C) % CDK46(PBC) % </text:span></text:p>
            <text:p><text:span text:style-name="T1">p21(B) + Rb(pB) % E2F(B) &gt;&gt; </text:span></text:p>
            <text:p><text:span text:style-name="T1">CycD(C) % CDK46(PBC) % </text:span></text:p>
            <text:p><text:span text:style-name="T1">p21(B) + Rb(PB) % E2F(B), k48 #34</text:span></text:p>
          </draw:text-box>
        </draw:frame>
        <draw:connector draw:style-name="gr12" draw:text-style-name="P2" draw:layer="layout" draw:type="line" svg:x1="23.998cm" svg:y1="2.54cm" svg:x2="17.595cm" svg:y2="4.763cm" draw:start-shape="id36" draw:start-glue-point="2" svg:d="m23998 2540-6403 2223">
          <text:p/>
        </draw:connector>
        <draw:frame draw:style-name="gr6" draw:text-style-name="P1" xml:id="id37" draw:id="id37" draw:layer="layout" svg:width="7.216cm" svg:height="0.725cm" svg:x="0.218cm" svg:y="16.256cm">
          <draw:text-box>
            <text:p><text:span text:style-name="T1">p16(b) + Rb(pb) &gt;&gt; p16(b), k58 #44</text:span></text:p>
          </draw:text-box>
        </draw:frame>
        <draw:connector draw:style-name="gr12" draw:text-style-name="P2" draw:layer="layout" draw:type="line" svg:x1="7.434cm" svg:y1="16.618cm" svg:x2="7.607cm" svg:y2="16.768cm" draw:start-shape="id37" draw:start-glue-point="1" svg:d="m7434 16618 173 150">
          <text:p/>
        </draw:connector>
        <draw:connector draw:style-name="gr12" draw:text-style-name="P2" draw:layer="layout" draw:type="line" svg:x1="14.224cm" svg:y1="12.554cm" svg:x2="13.593cm" svg:y2="12.733cm" draw:start-shape="id38" draw:start-glue-point="3" svg:d="m14224 12554-631 179">
          <text:p/>
        </draw:connector>
        <draw:frame draw:style-name="gr20" draw:text-style-name="P1" xml:id="id39" draw:id="id39" draw:layer="layout" svg:width="6.937cm" svg:height="1.673cm" svg:x="23.924cm" svg:y="2.794cm">
          <draw:text-box>
            <text:p><text:span text:style-name="T1">CycE(C) % CDK2(PbC) + Rb(PB) </text:span></text:p>
            <text:p><text:span text:style-name="T1">% E2F(B) &gt;&gt; Rb(Pb) + E2F(b) +</text:span></text:p>
            <text:p><text:span text:style-name="T1">CycE(C) % CDK2(PbC), k49 #35</text:span></text:p>
          </draw:text-box>
        </draw:frame>
        <draw:connector draw:style-name="gr12" draw:text-style-name="P2" draw:layer="layout" draw:type="line" svg:x1="23.924cm" svg:y1="3.63cm" svg:x2="20.307cm" svg:y2="7.839cm" draw:start-shape="id39" draw:start-glue-point="3" svg:d="m23924 3630-3617 4209">
          <text:p/>
        </draw:connector>
        <draw:frame draw:style-name="gr20" draw:text-style-name="P1" xml:id="id40" draw:id="id40" draw:layer="layout" svg:width="6.937cm" svg:height="1.673cm" svg:x="24.257cm" svg:y="4.55cm">
          <draw:text-box>
            <text:p><text:span text:style-name="T1">CycA(C) % CDK2(PbC) + Rb(PB) </text:span></text:p>
            <text:p><text:span text:style-name="T1">% E2F(B) &gt;&gt; Rb(Pb) + E2F(b) +</text:span></text:p>
            <text:p><text:span text:style-name="T1">CycA(C) % CDK2(PbC), k50 #36</text:span></text:p>
          </draw:text-box>
        </draw:frame>
        <draw:connector draw:style-name="gr12" draw:text-style-name="P2" draw:layer="layout" draw:type="line" svg:x1="24.257cm" svg:y1="5.386cm" svg:x2="22.655cm" svg:y2="7.971cm" draw:start-shape="id40" draw:start-glue-point="3" svg:d="m24257 5386-1602 2585">
          <text:p/>
        </draw:connector>
        <draw:frame draw:style-name="gr6" draw:text-style-name="P1" xml:id="id38" draw:id="id38" draw:layer="layout" svg:width="5.294cm" svg:height="0.725cm" svg:x="14.224cm" svg:y="12.192cm">
          <draw:text-box>
            <text:p><text:span text:style-name="T1">None &gt;&gt; Rb(pb), k56 #42</text:span></text:p>
          </draw:text-box>
        </draw:frame>
        <draw:frame draw:style-name="gr6" draw:text-style-name="P1" xml:id="id41" draw:id="id41" draw:layer="layout" svg:width="7.309cm" svg:height="1.199cm" svg:x="27.827cm" svg:y="10.231cm">
          <draw:text-box>
            <text:p><text:span text:style-name="T1">CycA(C) % CDK2(PbC) + E2F(b) </text:span></text:p>
            <text:p><text:span text:style-name="T1">&gt;&gt; CycA(C) % CDK2(PbC), k54 #40</text:span></text:p>
          </draw:text-box>
        </draw:frame>
        <draw:connector draw:style-name="gr12" draw:text-style-name="P2" draw:layer="layout" draw:type="line" svg:x1="27.827cm" svg:y1="10.83cm" svg:x2="26.557cm" svg:y2="10.815cm" draw:start-shape="id41" draw:start-glue-point="3" svg:d="m27827 10830-1270-15">
          <text:p/>
        </draw:connector>
        <draw:frame draw:style-name="gr6" draw:text-style-name="P1" xml:id="id42" draw:id="id42" draw:layer="layout" svg:width="5.294cm" svg:height="0.725cm" svg:x="26.035cm" svg:y="20.066cm">
          <draw:text-box>
            <text:p><text:span text:style-name="T1">E2F(b) &gt;&gt; None, k53 #39</text:span></text:p>
          </draw:text-box>
        </draw:frame>
        <draw:connector draw:style-name="gr12" draw:text-style-name="P2" draw:layer="layout" draw:type="line" svg:x1="28.682cm" svg:y1="20.066cm" svg:x2="27.483cm" svg:y2="18.653cm" draw:start-shape="id42" draw:start-glue-point="0" svg:d="m28682 20066-1199-1413">
          <text:p/>
        </draw:connector>
        <draw:frame draw:style-name="gr6" draw:text-style-name="P1" xml:id="id43" draw:id="id43" draw:layer="layout" svg:width="5.294cm" svg:height="0.725cm" svg:x="15.856cm" svg:y="19.341cm">
          <draw:text-box>
            <text:p><text:span text:style-name="T1">None &gt;&gt; E2F(b), k52 #38</text:span></text:p>
          </draw:text-box>
        </draw:frame>
        <draw:connector draw:style-name="gr12" draw:text-style-name="P2" draw:layer="layout" draw:type="line" svg:x1="21.15cm" svg:y1="19.703cm" svg:x2="21.663cm" svg:y2="18.653cm" draw:start-shape="id43" draw:start-glue-point="1" svg:d="m21150 19703 513-1050">
          <text:p/>
        </draw:connector>
        <draw:frame draw:style-name="gr6" draw:text-style-name="P1" xml:id="id44" draw:id="id44" draw:layer="layout" svg:width="7.352cm" svg:height="0.725cm" svg:x="14.941cm" svg:y="20.447cm">
          <draw:text-box>
            <text:p><text:span text:style-name="T1">E2F(b) &gt;&gt; E2F(b) + E2F(b), k51 #37</text:span></text:p>
          </draw:text-box>
        </draw:frame>
        <draw:connector draw:style-name="gr12" draw:text-style-name="P2" draw:layer="layout" draw:type="line" svg:x1="22.293cm" svg:y1="20.809cm" svg:x2="22.952cm" svg:y2="19.579cm" draw:start-shape="id44" draw:start-glue-point="1" svg:d="m22293 20809 659-1230">
          <text:p/>
        </draw:connector>
      </draw:page>
      <draw:page draw:name="page4" draw:style-name="dp4" draw:master-page-name="Default">
        <draw:frame draw:style-name="gr6" draw:text-style-name="P1" xml:id="id46" draw:id="id46" draw:layer="layout" svg:width="5.226cm" svg:height="0.725cm" svg:x="4.23cm" svg:y="11.116cm">
          <draw:text-box>
            <text:p><text:span text:style-name="T1">p21(b) &gt;&gt; None, k39 #50</text:span></text:p>
          </draw:text-box>
        </draw:frame>
        <draw:frame draw:style-name="gr21" draw:text-style-name="P1" xml:id="id45" draw:id="id45" draw:layer="layout" svg:width="7.981cm" svg:height="1.673cm" svg:x="0.254cm" svg:y="14.097cm">
          <draw:text-box>
            <text:p><text:span text:style-name="T1">CycA(C) % CDK2(PbC) + p21(b) </text:span></text:p>
            <text:p><text:span text:style-name="T1">&lt;&gt; CycA(C) % CDK2(PBC) % </text:span></text:p>
            <text:p><text:span text:style-name="T1">p21(B), k32, k33 #47</text:span></text:p>
          </draw:text-box>
        </draw:frame>
        <draw:connector draw:style-name="gr12" draw:text-style-name="P2" draw:layer="layout" draw:type="line" svg:x1="8.235cm" svg:y1="14.933cm" svg:x2="9.137cm" svg:y2="14.665cm" draw:start-shape="id45" draw:start-glue-point="1" svg:d="m8235 14933 902-268">
          <text:p/>
        </draw:connector>
        <draw:connector draw:style-name="gr12" draw:text-style-name="P2" draw:layer="layout" draw:type="line" svg:x1="9.456cm" svg:y1="11.478cm" svg:x2="10.091cm" svg:y2="11.092cm" draw:start-shape="id46" draw:start-glue-point="1" svg:d="m9456 11478 635-386">
          <text:p/>
        </draw:connector>
        <draw:frame draw:style-name="gr6" draw:text-style-name="P1" xml:id="id47" draw:id="id47" draw:layer="layout" svg:width="16.441cm" svg:height="0.725cm" svg:x="18.542cm" svg:y="17.817cm">
          <draw:text-box>
            <text:p><text:span text:style-name="T1">CycE(C) % CDK2(PbC) + p21(b) &lt;&gt; CycE(C) % CDK2(PBC) % p21(B), k26, k27 #46</text:span></text:p>
          </draw:text-box>
        </draw:frame>
        <draw:connector draw:style-name="gr12" draw:text-style-name="P2" draw:layer="layout" draw:type="line" svg:x1="18.542cm" svg:y1="18.179cm" svg:x2="15.929cm" svg:y2="14.283cm" draw:start-shape="id47" draw:start-glue-point="3" svg:d="m18542 18179-2613-3896">
          <text:p/>
        </draw:connector>
        <draw:frame draw:style-name="gr6" draw:text-style-name="P1" xml:id="id48" draw:id="id48" draw:layer="layout" svg:width="9.815cm" svg:height="1.199cm" svg:x="0.889cm" svg:y="19.375cm">
          <draw:text-box>
            <text:p><text:span text:style-name="T1">CycD(C) % CDK46(PbC) + p21(b) &lt;&gt; </text:span></text:p>
            <text:p><text:span text:style-name="T1">CycD(C) % CDK46(PBC) % p21(B), k18, k19 #45</text:span></text:p>
          </draw:text-box>
        </draw:frame>
        <draw:connector draw:style-name="gr12" draw:text-style-name="P2" draw:layer="layout" draw:type="line" svg:x1="10.704cm" svg:y1="19.974cm" svg:x2="12.482cm" svg:y2="17.308cm" draw:start-shape="id48" draw:start-glue-point="1" svg:d="m10704 19974 1778-2666">
          <text:p/>
        </draw:connector>
        <draw:frame draw:style-name="gr22" draw:text-style-name="P1" xml:id="id50" draw:id="id50" draw:layer="layout" svg:width="4.397cm" svg:height="0.725cm" svg:x="29.727cm" svg:y="13.402cm">
          <draw:text-box>
            <text:p><text:span text:style-name="T1">I() &gt;&gt; None, k67 #57</text:span></text:p>
          </draw:text-box>
        </draw:frame>
        <draw:frame draw:style-name="gr6" draw:text-style-name="P1" xml:id="id52" draw:id="id52" draw:layer="layout" svg:width="4.989cm" svg:height="0.725cm" svg:x="17.049cm" svg:y="10.922cm">
          <draw:text-box>
            <text:p><text:span text:style-name="T1">p53() &gt;&gt; None, k62 #53</text:span></text:p>
          </draw:text-box>
        </draw:frame>
        <draw:frame draw:style-name="gr6" draw:text-style-name="P1" xml:id="id49" draw:id="id49" draw:layer="layout" svg:width="4.397cm" svg:height="0.725cm" svg:x="25.693cm" svg:y="11.243cm">
          <draw:text-box>
            <text:p><text:span text:style-name="T1">None &gt;&gt; I(), k70 #58</text:span></text:p>
          </draw:text-box>
        </draw:frame>
        <draw:connector draw:style-name="gr12" draw:text-style-name="P2" draw:layer="layout" draw:type="line" svg:x1="25.693cm" svg:y1="11.605cm" svg:x2="25.208cm" svg:y2="12.625cm" draw:start-shape="id49" draw:start-glue-point="3" svg:d="m25693 11605-485 1020">
          <text:p/>
        </draw:connector>
        <draw:connector draw:style-name="gr12" draw:text-style-name="P2" draw:layer="layout" draw:type="line" svg:x1="29.727cm" svg:y1="13.764cm" svg:x2="28.727cm" svg:y2="12.651cm" draw:start-shape="id50" draw:start-glue-point="3" svg:d="m29727 13764-1000-1113">
          <text:p/>
        </draw:connector>
        <draw:frame draw:style-name="gr6" draw:text-style-name="P1" xml:id="id51" draw:id="id51" draw:layer="layout" svg:width="5.455cm" svg:height="0.725cm" svg:x="18.616cm" svg:y="15.113cm">
          <draw:text-box>
            <text:p><text:span text:style-name="T1">Mdm2() &gt;&gt; None, k64 #55</text:span></text:p>
          </draw:text-box>
        </draw:frame>
        <draw:connector draw:style-name="gr12" draw:text-style-name="P2" draw:layer="layout" draw:type="line" svg:x1="21.343cm" svg:y1="15.838cm" svg:x2="21.504cm" svg:y2="16.461cm" draw:start-shape="id51" draw:start-glue-point="2" svg:d="m21343 15838 161 623">
          <text:p/>
        </draw:connector>
        <draw:connector draw:style-name="gr12" draw:text-style-name="P2" draw:layer="layout" draw:type="line" svg:x1="19.543cm" svg:y1="10.922cm" svg:x2="20.604cm" svg:y2="10.085cm" draw:start-shape="id52" draw:start-glue-point="0" svg:d="m19543 10922 1061-837">
          <text:p/>
        </draw:connector>
        <draw:frame draw:style-name="gr6" draw:text-style-name="P1" xml:id="id53" draw:id="id53" draw:layer="layout" svg:width="6.674cm" svg:height="0.725cm" svg:x="11.047cm" svg:y="8.038cm">
          <draw:text-box>
            <text:p><text:span text:style-name="T1">p53() &gt;&gt; p53() + p21(b), k38 #49</text:span></text:p>
          </draw:text-box>
        </draw:frame>
        <draw:connector draw:style-name="gr12" draw:text-style-name="P2" draw:layer="layout" draw:type="line" svg:x1="14.384cm" svg:y1="8.763cm" svg:x2="13.99cm" svg:y2="11.377cm" draw:start-shape="id53" draw:start-glue-point="2" svg:d="m14384 8763-394 2614">
          <text:p/>
        </draw:connector>
        <draw:frame draw:style-name="gr6" draw:text-style-name="P1" xml:id="id54" draw:id="id54" draw:layer="layout" svg:width="7.377cm" svg:height="0.725cm" svg:x="26.668cm" svg:y="7.784cm">
          <draw:text-box>
            <text:p><text:span text:style-name="T1">Signal() &gt;&gt; Signal() + p53(), k61 #52</text:span></text:p>
          </draw:text-box>
        </draw:frame>
        <draw:connector draw:style-name="gr12" draw:text-style-name="P2" draw:layer="layout" draw:type="line" svg:x1="26.668cm" svg:y1="8.146cm" svg:x2="24.871cm" svg:y2="8.566cm" draw:start-shape="id54" draw:start-glue-point="3" svg:d="m26668 8146-1797 420">
          <text:p/>
        </draw:connector>
        <draw:frame draw:style-name="gr6" draw:text-style-name="P1" xml:id="id55" draw:id="id55" draw:layer="layout" svg:width="5.455cm" svg:height="0.725cm" svg:x="26.998cm" svg:y="17.018cm">
          <draw:text-box>
            <text:p><text:span text:style-name="T1">None &gt;&gt; Mdm2(), k63 #54</text:span></text:p>
          </draw:text-box>
        </draw:frame>
        <draw:connector draw:style-name="gr12" draw:text-style-name="P2" draw:layer="layout" draw:type="line" svg:x1="26.998cm" svg:y1="17.38cm" svg:x2="26.26cm" svg:y2="16.471cm" draw:start-shape="id55" draw:start-glue-point="3" svg:d="m26998 17380-738-909">
          <text:p/>
        </draw:connector>
        <draw:frame draw:style-name="gr6" draw:text-style-name="P1" xml:id="id56" draw:id="id56" draw:layer="layout" svg:width="5.717cm" svg:height="0.725cm" svg:x="28.268cm" svg:y="15.113cm">
          <draw:text-box>
            <text:p><text:span text:style-name="T1">I() &gt;&gt; I() + Mdm2(), k66 #56</text:span></text:p>
          </draw:text-box>
        </draw:frame>
        <draw:connector draw:style-name="gr12" draw:text-style-name="P2" draw:layer="layout" draw:type="line" svg:x1="28.268cm" svg:y1="15.475cm" svg:x2="25.962cm" svg:y2="15.578cm" draw:start-shape="id56" draw:start-glue-point="3" svg:d="m28268 15475-2306 103">
          <text:p/>
        </draw:connector>
        <draw:frame draw:style-name="gr6" draw:text-style-name="P1" xml:id="id58" draw:id="id58" draw:layer="layout" svg:width="7.601cm" svg:height="0.725cm" svg:x="16.495cm" svg:y="14.261cm">
          <draw:text-box>
            <text:p><text:span text:style-name="T1">Mdm2() + p53() &gt;&gt; Mdm2(), DEG #59</text:span></text:p>
          </draw:text-box>
        </draw:frame>
        <draw:frame draw:style-name="gr6" draw:text-style-name="P1" xml:id="id57" draw:id="id57" draw:layer="layout" svg:width="4.989cm" svg:height="0.725cm" svg:x="27.305cm" svg:y="10.033cm">
          <draw:text-box>
            <text:p><text:span text:style-name="T1">None &gt;&gt; p53(), k60 #51</text:span></text:p>
          </draw:text-box>
        </draw:frame>
        <draw:connector draw:style-name="gr12" draw:text-style-name="P2" draw:layer="layout" draw:type="line" svg:x1="27.305cm" svg:y1="10.395cm" svg:x2="26.094cm" svg:y2="10.088cm" draw:start-shape="id57" draw:start-glue-point="3" svg:d="m27305 10395-1211-307">
          <text:p/>
        </draw:connector>
        <draw:connector draw:style-name="gr12" draw:text-style-name="P2" draw:layer="layout" draw:type="line" svg:x1="20.295cm" svg:y1="14.261cm" svg:x2="22.126cm" svg:y2="12.833cm" draw:start-shape="id58" draw:start-glue-point="0" svg:d="m20295 14261 1831-1428">
          <text:p/>
        </draw:connector>
        <draw:frame draw:style-name="gr6" draw:text-style-name="P1" xml:id="id59" draw:id="id59" draw:layer="layout" svg:width="5.226cm" svg:height="0.725cm" svg:x="7.62cm" svg:y="8.89cm">
          <draw:text-box>
            <text:p><text:span text:style-name="T1">None &gt;&gt; p21(b), k37 #48</text:span></text:p>
          </draw:text-box>
        </draw:frame>
        <draw:connector draw:style-name="gr12" draw:text-style-name="P2" draw:layer="layout" draw:type="line" svg:x1="10.233cm" svg:y1="9.615cm" svg:x2="12.436cm" svg:y2="11.853cm" draw:start-shape="id59" draw:start-glue-point="2" svg:d="m10233 9615 2203 2238">
          <text:p/>
        </draw:connector>
      </draw:page>
      <draw:page draw:name="page5" draw:style-name="dp5" draw:master-page-name="Default">
        <draw:custom-shape draw:style-name="gr23" draw:text-style-name="P2" draw:layer="layout" svg:width="2.921cm" svg:height="1.778cm" svg:x="-3.429cm" svg:y="23.87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Iwamoto-Figure1" xlink:href="Pictures/10000000000003630000036F22D58F2A.png" xlink:type="simple" xlink:show="embed" xlink:actuate="onLoad"/>
    <draw:fill-image draw:name="Iwamoto-Figure2" xlink:href="Pictures/1000000000000363000003BA59DE6937.png" xlink:type="simple" xlink:show="embed" xlink:actuate="onLoad"/>
    <draw:fill-image draw:name="Iwamoto-Figure3" xlink:href="Pictures/10000000000003630000038CC8019F51.png" xlink:type="simple" xlink:show="embed" xlink:actuate="onLoad"/>
    <draw:fill-image draw:name="Iwamoto-Figure4" xlink:href="Pictures/10000000000003A60000026A62F7BCBC.png" xlink:type="simple" xlink:show="embed" xlink:actuate="onLoad"/>
    <draw:fill-image draw:name="Iwamoto-Figure5" xlink:href="Pictures/10000000000003A600000298DD3533A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.56cm" fo:page-height="27.94cm" style:print-orientation="portrait"/>
    </style:page-layout>
    <style:style style:name="Mdp1" style:family="drawing-page">
      <style:drawing-page-properties draw:background-size="border" draw:fill="bitmap" draw:fill-image-name="Iwamoto-Figure1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</meta:initial-creator>
    <meta:creation-date>2013-08-20T14:32:41</meta:creation-date>
    <dc:date>2013-08-23T16:58:34</dc:date>
    <dc:creator>david </dc:creator>
    <meta:editing-duration>PT12H52M36S</meta:editing-duration>
    <meta:editing-cycles>17</meta:editing-cycles>
    <meta:generator>LibreOffice/3.6$Linux_X86_64 LibreOffice_project/360m1$Build-2</meta:generator>
    <meta:document-statistic meta:object-count="120"/>
  </office:meta>
</office:document-meta>
</file>